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639cm" fo:min-width="4.859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1.097cm" fo:min-width="2.783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/>
    </style:style>
    <style:style style:name="gr8" style:family="graphic" style:parent-style-name="Green_5f_line">
      <style:graphic-properties draw:marker-end="" draw:textarea-vertical-align="middle"/>
    </style:style>
    <style:style style:name="gr9" style:family="graphic" style:parent-style-name="Green_5f_line">
      <style:graphic-properties draw:stroke="none"/>
      <style:paragraph-properties style:writing-mode="lr-tb"/>
    </style:style>
    <style:style style:name="gr10" style:family="graphic" style:parent-style-name="objectwithoutfill">
      <style:graphic-properties svg:stroke-color="#158466" draw:fill="none" draw:textarea-vertical-align="middle"/>
    </style:style>
    <style:style style:name="gr11" style:family="graphic" style:parent-style-name="objectwithoutfill">
      <style:graphic-properties svg:stroke-color="#158466" draw:marker-end="Arrowheads_20_26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.048cm" svg:height="1.27cm" svg:x="3.466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" draw:id="id3" draw:layer="layout" svg:width="3.048cm" svg:height="1.27cm" svg:x="3.466cm" svg:y="16.87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9" draw:id="id9" draw:layer="layout" svg:width="4.216cm" svg:height="0.711cm" svg:x="2.882cm" svg:y="6.08cm">
          <text:p><text:span text:style-name="T1">set /a 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3.422cm" svg:height="1.346cm" svg:x="3.279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" draw:id="id1" draw:layer="layout" svg:width="4.216cm" svg:height="1.865cm" svg:x="2.882cm" svg:y="7.39cm">
          <text:p>%1 GTR 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4.216cm" svg:height="1.865cm" svg:x="6.438cm" svg:y="9.889cm">
          <text:p>%count% GTR %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5.359cm" svg:height="0.889cm" svg:x="9.632cm" svg:y="14.398cm">
          <text:p><text:span text:style-name="T1">set /a count+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xml:id="id10" draw:id="id10" draw:layer="layout" svg:width="5.397cm" svg:height="1.346cm" svg:x="9.613cm" svg:y="12.493cm">
          <text:p text:style-name="P2"><text:span text:style-name="T2">Вывод echo %count%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layer="layout" svg:x1="7.098cm" svg:y1="8.323cm" svg:x2="8.546cm" svg:y2="9.889cm" draw:start-shape="id1" draw:start-glue-point="7" draw:end-shape="id2" draw:end-glue-point="4" svg:d="M7098 8323h1448v1566" svg:viewBox="0 0 1449 1567">
          <text:p/>
        </draw:connector>
        <draw:connector draw:style-name="gr7" draw:layer="layout" draw:type="line" svg:x1="4.99cm" svg:y1="9.255cm" svg:x2="4.99cm" svg:y2="16.875cm" draw:start-shape="id1" draw:start-glue-point="6" draw:end-shape="id3" draw:end-glue-point="4" svg:d="M4990 9255v7620" svg:viewBox="0 0 1 7621">
          <text:p/>
        </draw:connector>
        <draw:connector draw:style-name="gr8" xml:id="id5" draw:id="id5" draw:layer="layout" draw:line-skew="0.505cm" svg:x1="12.312cm" svg:y1="15.287cm" svg:x2="15.922cm" svg:y2="16.95cm" draw:start-shape="id4" draw:start-glue-point="6" svg:d="M12312 15287v1587h3610v76" svg:viewBox="0 0 3611 1664">
          <text:p/>
        </draw:connector>
        <draw:connector draw:style-name="gr8" xml:id="id6" draw:id="id6" draw:layer="layout" draw:type="line" svg:x1="15.922cm" svg:y1="16.95cm" svg:x2="15.931cm" svg:y2="8.977cm" draw:start-shape="id5" draw:start-glue-point="3" svg:d="M15922 16950l9-7973" svg:viewBox="0 0 10 7974">
          <text:p/>
        </draw:connector>
        <draw:frame draw:style-name="gr9" draw:layer="layout" svg:width="1.27cm" svg:height="0.317cm" svg:x="7.032cm" svg:y="7.668cm">
          <draw:text-box>
            <text:p>нет</text:p>
          </draw:text-box>
        </draw:frame>
        <draw:frame draw:style-name="gr9" draw:layer="layout" svg:width="0.953cm" svg:height="0.317cm" svg:x="3.857cm" svg:y="9.255cm">
          <draw:text-box>
            <text:p>да</text:p>
          </draw:text-box>
        </draw:frame>
        <draw:frame draw:style-name="gr9" draw:layer="layout" svg:width="1.269cm" svg:height="0.317cm" svg:x="10.566cm" svg:y="10.207cm">
          <draw:text-box>
            <text:p>нет</text:p>
          </draw:text-box>
        </draw:frame>
        <draw:frame draw:style-name="gr9" draw:layer="layout" svg:width="0.953cm" svg:height="0.317cm" svg:x="5.762cm" svg:y="10.207cm">
          <draw:text-box draw:corner-radius="1.86cm">
            <text:p>да</text:p>
          </draw:text-box>
        </draw:frame>
        <draw:connector draw:style-name="gr7" draw:layer="layout" draw:type="line" svg:x1="15.931cm" svg:y1="8.977cm" svg:x2="8.551cm" svg:y2="9.002cm" draw:start-shape="id6" draw:start-glue-point="3" svg:d="M15931 8977l-7380 25" svg:viewBox="0 0 7381 26">
          <text:p/>
        </draw:connector>
        <draw:connector draw:style-name="gr10" draw:text-style-name="P4" draw:layer="layout" draw:type="line" svg:x1="4.99cm" svg:y1="3.54cm" svg:x2="4.99cm" svg:y2="4.175cm" draw:start-shape="id7" draw:start-glue-point="6" draw:end-shape="id8" draw:end-glue-point="5" svg:d="M4990 3540v635" svg:viewBox="0 0 1 636">
          <text:p/>
        </draw:connector>
        <draw:connector draw:style-name="gr10" draw:text-style-name="P4" draw:layer="layout" draw:type="line" svg:x1="4.99cm" svg:y1="5.521cm" svg:x2="4.99cm" svg:y2="6.08cm" draw:start-shape="id8" draw:start-glue-point="8" draw:end-shape="id9" draw:end-glue-point="4" svg:d="M4990 5521v559" svg:viewBox="0 0 1 560">
          <text:p/>
        </draw:connector>
        <draw:connector draw:style-name="gr10" draw:text-style-name="P4" draw:layer="layout" draw:type="line" svg:x1="4.99cm" svg:y1="6.791cm" svg:x2="4.99cm" svg:y2="7.39cm" draw:start-shape="id9" draw:start-glue-point="6" draw:end-shape="id1" draw:end-glue-point="4" svg:d="M4990 6791v599" svg:viewBox="0 0 1 600">
          <text:p/>
        </draw:connector>
        <draw:connector draw:style-name="gr11" draw:text-style-name="P4" draw:layer="layout" svg:x1="10.654cm" svg:y1="10.822cm" svg:x2="12.312cm" svg:y2="12.493cm" draw:start-shape="id2" draw:start-glue-point="7" draw:end-shape="id10" draw:end-glue-point="5" svg:d="M10654 10822h1658v1671" svg:viewBox="0 0 1659 1672">
          <text:p/>
        </draw:connector>
        <draw:connector draw:style-name="gr10" draw:text-style-name="P4" draw:layer="layout" draw:type="line" svg:x1="12.312cm" svg:y1="13.839cm" svg:x2="12.312cm" svg:y2="14.398cm" draw:start-shape="id10" draw:start-glue-point="8" draw:end-shape="id4" draw:end-glue-point="4" svg:d="M12312 13839v559" svg:viewBox="0 0 1 560">
          <text:p/>
        </draw:connector>
        <draw:connector draw:style-name="gr12" draw:text-style-name="P4" draw:layer="layout" draw:type="line" svg:x1="6.438cm" svg:y1="10.822cm" svg:x2="4.974cm" svg:y2="10.822cm" draw:start-shape="id2" draw:start-glue-point="5" svg:d="M6438 10822h-1464" svg:viewBox="0 0 146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2T10:14:24.047000000</dc:date>
    <meta:editing-duration>PT7H47M38S</meta:editing-duration>
    <meta:editing-cycles>49</meta:editing-cycles>
    <meta:document-statistic meta:object-count="23"/>
  </office:meta>
</office:document-meta>
</file>